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55cm"/>
    </style:style>
    <style:style style:name="Tabla1.B" style:family="table-column">
      <style:table-column-properties style:column-width="1.778cm"/>
    </style:style>
    <style:style style:name="Tabla1.C" style:family="table-column">
      <style:table-column-properties style:column-width="2.23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74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paragraph-properties fo:text-align="start" style:justify-single-word="false" text:number-lines="false" text:line-number="0" style:writing-mode="lr-tb"/>
    </style:style>
    <style:style style:name="P4" style:family="paragraph" style:parent-style-name="Heading_20_1"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7" style:family="paragraph" style:parent-style-name="Heading_20_1">
      <style:paragraph-properties fo:margin-top="0.423cm" fo:margin-bottom="0.212cm" loext:contextual-spacing="false"/>
      <style:text-properties style:use-window-font-color="true" style:font-name="arial" fo:font-size="14pt" fo:language="es" fo:country="ES" fo:font-weight="bold" officeooo:rsid="001637bc" officeooo:paragraph-rsid="001637bc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8" style:family="paragraph" style:parent-style-name="Standard"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style:font-name-complex="arial"/>
    </style:style>
    <style:style style:name="P1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1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12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13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14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16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17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18" style:family="paragraph" style:parent-style-name="Text_20_body_20__28_user_29_">
      <style:text-properties style:use-window-font-color="true" style:font-name="arial" fo:font-size="12pt" fo:language="es" fo:country="ES" officeooo:rsid="001637bc" officeooo:paragraph-rsid="001637bc" style:letter-kerning="true" style:font-name-asian="Droid Sans Fallback" style:font-size-asian="12pt" style:language-asian="zh" style:country-asian="CN" style:font-name-complex="arial" style:font-size-complex="12pt" style:language-complex="hi" style:country-complex="IN"/>
    </style:style>
    <style:style style:name="P19" style:family="paragraph" style:parent-style-name="Text_20_body_20__28_user_29_">
      <style:paragraph-properties fo:text-align="justify" style:justify-single-word="false"/>
      <style:text-properties style:font-name="arial" fo:font-size="11pt" officeooo:rsid="001ad2a2" officeooo:paragraph-rsid="001ad2a2" style:font-size-asian="11pt" style:font-name-complex="arial" style:font-size-complex="11pt"/>
    </style:style>
    <style:style style:name="P20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bcae9" officeooo:paragraph-rsid="001bcae9" style:font-size-asian="11pt" style:font-name-complex="arial" style:font-size-complex="11pt"/>
    </style:style>
    <style:style style:name="P21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paragraph-rsid="001637bc" style:font-size-asian="11pt" style:font-name-complex="arial" style:font-size-complex="11pt"/>
    </style:style>
    <style:style style:name="P22" style:family="paragraph" style:parent-style-name="Text_20_body_20__28_user_29_">
      <style:paragraph-properties fo:text-align="justify" style:justify-single-word="false"/>
      <style:text-properties style:font-name="arial" officeooo:rsid="0019d248" officeooo:paragraph-rsid="0019d248" style:font-name-complex="arial"/>
    </style:style>
    <style:style style:name="P23" style:family="paragraph" style:parent-style-name="Text_20_body_20__28_user_29_" style:list-style-name="L1">
      <style:paragraph-properties fo:text-align="justify" style:justify-single-word="false" style:writing-mode="lr-tb"/>
      <style:text-properties style:font-name="arial" fo:font-size="11pt" officeooo:paragraph-rsid="001637bc" style:font-size-asian="11pt" style:font-name-complex="arial" style:font-size-complex="11pt"/>
    </style:style>
    <style:style style:name="P24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25" style:family="paragraph" style:parent-style-name="Text_20_body_20__28_user_29_">
      <style:paragraph-properties fo:margin-top="0.423cm" fo:margin-bottom="0.212cm" loext:contextual-spacing="false"/>
      <style:text-properties style:font-name="arial" style:font-name-complex="arial"/>
    </style:style>
    <style:style style:name="P26" style:family="paragraph" style:parent-style-name="Text_20_body_20__28_user_29_">
      <style:paragraph-properties fo:margin-top="0.423cm" fo:margin-bottom="0.212cm" loext:contextual-spacing="false" fo:text-align="justify" style:justify-single-word="false"/>
      <style:text-properties style:font-name="arial" style:font-name-complex="arial"/>
    </style:style>
    <style:style style:name="P2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officeooo:rsid="001637bc" officeooo:paragraph-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637bc" officeooo:paragraph-rsid="001637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30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31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32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33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34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fo:language="pt" fo:country="BR" style:font-name-complex="arial"/>
    </style:style>
    <style:style style:name="P3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 style:font-name-complex="arial"/>
    </style:style>
    <style:style style:name="P36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37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38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39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40" style:family="paragraph" style:parent-style-name="Titul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41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42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637bc" officeooo:paragraph-rsid="001637bc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8pt" officeooo:rsid="001637bc" style:font-size-asian="8pt" style:font-name-complex="arial" style:font-size-complex="8pt"/>
    </style:style>
    <style:style style:name="T4" style:family="text">
      <style:text-properties fo:color="#000000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1cf878" style:font-size-asian="11pt" style:font-size-complex="11pt"/>
    </style:style>
    <style:style style:name="T7" style:family="text">
      <style:text-properties fo:font-size="11pt" officeooo:rsid="001ef4a4" style:font-size-asian="11pt" style:font-size-complex="11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size="11pt" officeooo:rsid="001637bc" style:font-size-asian="11pt" style:font-name-complex="arial" style:font-size-complex="11pt"/>
    </style:style>
    <style:style style:name="T10" style:family="text">
      <style:text-properties fo:font-size="11pt" fo:language="none" fo:country="none" style:letter-kerning="false" style:font-name-asian="Times New Roman" style:font-size-asian="11pt" style:language-asian="none" style:country-asian="none" style:font-size-complex="11pt" style:language-complex="ar" style:country-complex="SA"/>
    </style:style>
    <style:style style:name="T11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2" style:family="text">
      <style:text-properties style:use-window-font-color="true" fo:font-size="11pt" fo:language="es" fo:country="ES" officeooo:rsid="001637bc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4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15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6" style:family="text">
      <style:text-properties style:use-window-font-color="true" fo:font-size="12pt" fo:language="pt" fo:country="PT" fo:font-weight="bold" officeooo:rsid="001637bc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7" style:family="text">
      <style:text-properties style:use-window-font-color="true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T18" style:family="text">
      <style:text-properties officeooo:rsid="001637b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JBOSS-EAP-EXAMPLE</text:p>
      <text:p text:style-name="P11"/>
      <text:p text:style-name="P11"/>
      <text:p text:style-name="P11"/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12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8">Identificación del documento</text:p>
            </table:table-cell>
            <table:table-cell table:style-name="Tabla1.B2" table:number-columns-spanned="5" office:value-type="string">
              <text:p text:style-name="P37"><text:span text:style-name="T16">PL</text:span><text:span text:style-name="T15">-001_</text:span><text:span text:style-name="T16">JPA_HIBERNATE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38">Título del documento</text:p>
            </table:table-cell>
            <table:table-cell table:style-name="Tabla1.B3" table:number-columns-spanned="5" office:value-type="string">
              <text:p text:style-name="P27">Plan de trabajo Persistencia JPA/Hibernate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38">Proyecto</text:p>
          </table:table-cell>
          <table:table-cell table:style-name="Tabla1.B4" table:number-columns-spanned="5" office:value-type="string">
            <text:p text:style-name="P28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8">Gerente</text:p>
          </table:table-cell>
          <table:table-cell table:style-name="Tabla1.B5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8">Área demandante</text:p>
          </table:table-cell>
          <table:table-cell table:style-name="Tabla1.B6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38">Director</text:p>
          </table:table-cell>
          <table:table-cell table:style-name="Tabla1.B7" table:number-columns-spanned="5" office:value-type="string">
            <text:p text:style-name="P29">Federico Martín Lara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38">Responsables</text:p>
          </table:table-cell>
          <table:table-cell table:style-name="Tabla1.A2" table:number-columns-spanned="3" office:value-type="string">
            <text:p text:style-name="P32">Área</text:p>
          </table:table-cell>
          <table:covered-table-cell/>
          <table:covered-table-cell/>
          <table:table-cell table:style-name="Tabla1.E8" table:number-columns-spanned="2" office:value-type="string">
            <text:p text:style-name="P32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35">Dirección</text:p>
          </table:table-cell>
          <table:covered-table-cell/>
          <table:covered-table-cell/>
          <table:table-cell table:style-name="Tabla1.E9" table:number-columns-spanned="2" office:value-type="string">
            <text:p text:style-name="P30">Federico Martín Lara</text:p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38">Control de versionado</text:p>
            <text:p text:style-name="P39"/>
          </table:table-cell>
          <table:table-cell table:style-name="Tabla1.A2" office:value-type="string">
            <text:p text:style-name="P32">Versión</text:p>
          </table:table-cell>
          <table:table-cell table:style-name="Tabla1.A2" office:value-type="string">
            <text:p text:style-name="P32">Fecha</text:p>
          </table:table-cell>
          <table:table-cell table:style-name="Tabla1.A2" table:number-columns-spanned="2" office:value-type="string">
            <text:p text:style-name="P32">Autor</text:p>
          </table:table-cell>
          <table:covered-table-cell/>
          <table:table-cell table:style-name="Tabla1.E8" office:value-type="string">
            <text:p text:style-name="P32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9">1.0</text:p>
          </table:table-cell>
          <table:table-cell table:style-name="Tabla1.C11" office:value-type="string">
            <text:p text:style-name="P29"><text:span text:style-name="T18">13</text:span>/<text:span text:style-name="T18">10</text:span>/202<text:span text:style-name="T18">5</text:span></text:p>
          </table:table-cell>
          <table:table-cell table:style-name="Tabla1.D11" table:number-columns-spanned="2" office:value-type="string">
            <text:p text:style-name="P31">Federico Martín Lara</text:p>
          </table:table-cell>
          <table:covered-table-cell/>
          <table:table-cell table:style-name="Tabla1.F11" office:value-type="string">
            <text:p text:style-name="P33">Versión inicial</text:p>
          </table:table-cell>
        </table:table-row>
        <table:table-row table:style-name="Tabla1.10">
          <table:table-cell table:style-name="Tabla1.A2" office:value-type="string">
            <text:p text:style-name="P40"/>
          </table:table-cell>
          <table:table-cell table:style-name="Tabla1.B12" office:value-type="string">
            <text:p text:style-name="P30"/>
          </table:table-cell>
          <table:table-cell table:style-name="Tabla1.C12" office:value-type="string">
            <text:p text:style-name="P30"/>
          </table:table-cell>
          <table:table-cell table:style-name="Tabla1.D12" table:number-columns-spanned="2" office:value-type="string">
            <text:p text:style-name="P30"/>
          </table:table-cell>
          <table:covered-table-cell/>
          <table:table-cell table:style-name="Tabla1.F12" office:value-type="string">
            <text:p text:style-name="P34"/>
          </table:table-cell>
        </table:table-row>
      </table:table>
      <text:p text:style-name="P11"/>
      <text:p text:style-name="P11"/>
      <text:p text:style-name="P11"/>
      <text:p text:style-name="P14"/>
      <text:p text:style-name="P41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0671059" text:style-name="Index_20_Link" text:visited-style-name="Index_20_Link"><text:span text:style-name="T1">Introducción<text:tab/></text:span></text:a><text:a xlink:type="simple" xlink:href="#__RefHeading___Toc30671059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5_1298068373" text:style-name="Index_20_Link" text:visited-style-name="Index_20_Link"><text:span text:style-name="T1">Documentos de referencia<text:tab/></text:span></text:a><text:a xlink:type="simple" xlink:href="#__RefHeading___Toc15_1298068373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17_4290312538" text:style-name="Index_20_Link" text:visited-style-name="Index_20_Link"><text:span text:style-name="T1">Conexión a base de datos<text:tab/></text:span></text:a><text:a xlink:type="simple" xlink:href="#__RefHeading___Toc17_429031253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6_554296098" text:style-name="Index_20_Link" text:visited-style-name="Index_20_Link"><text:span text:style-name="T1">Entidades JPA<text:tab/></text:span></text:a><text:a xlink:type="simple" xlink:href="#__RefHeading___Toc6_554296098" text:style-name="Index_20_Link" text:visited-style-name="Index_20_Link"><text:span text:style-name="Index_20_Link"><text:span text:style-name="T1">3</text:span></text:span></text:a></text:p>
          <text:p text:style-name="P1"><text:a xlink:type="simple" xlink:href="#__RefHeading___Toc8_554296098" text:style-name="Index_20_Link" text:visited-style-name="Index_20_Link"><text:span text:style-name="T1">Repositorios con Panache<text:tab/></text:span></text:a><text:a xlink:type="simple" xlink:href="#__RefHeading___Toc8_554296098" text:style-name="Index_20_Link" text:visited-style-name="Index_20_Link"><text:span text:style-name="Index_20_Link"><text:span text:style-name="T1">3</text:span></text:span></text:a></text:p>
        </text:index-body>
      </text:table-of-content>
      <text:p text:style-name="P10"/>
      <text:p text:style-name="P13"/>
      <text:h text:style-name="P6" text:outline-level="1"><text:bookmark-start text:name="__RefHeading___Toc30671059"/>Introducción<text:bookmark-end text:name="__RefHeading___Toc30671059"/></text:h>
      <text:p text:style-name="P24"><text:span text:style-name="T8">El presente </text:span><text:span text:style-name="T11">documento</text:span><text:span text:style-name="T8"> define un </text:span><text:span text:style-name="T9">plan de trabajo que tiene como objetivo la configuración y prueba de las funcionalidades de persistencia de la plataforma JBOSS EAP Server</text:span><text:span text:style-name="T11">. </text:span><text:span text:style-name="T12">El plan consiste en configurar y probar los siguientes puntos:</text:span></text:p>
      <text:list xml:id="list2584144505" text:style-name="L1">
        <text:list-item>
          <text:p text:style-name="P21">Conexión a base de datos</text:p>
        </text:list-item>
        <text:list-item>
          <text:p text:style-name="P21">Entidades JPA</text:p>
        </text:list-item>
        <text:list-item>
          <text:p text:style-name="P23"><text:span text:style-name="T12">Repositorios con Panache </text:span></text:p>
        </text:list-item>
      </text:list>
      <text:p text:style-name="P24"><text:span text:style-name="T12"/></text:p>
      <text:h text:style-name="P5" text:outline-level="1"><text:bookmark-start text:name="__RefHeading___Toc15_1298068373"/><text:span text:style-name="T17">Documentos de referencia</text:span><text:bookmark-end text:name="__RefHeading___Toc15_1298068373"/></text:h>
      <text:p text:style-name="P18">PL-000_DOC_GENERAL_PLAN – Documento General de Planificación</text:p>
      <text:h text:style-name="P4" text:outline-level="1"><text:bookmark-start text:name="__RefHeading___Toc17_4290312538"/>Conexión a base de datos<text:bookmark-end text:name="__RefHeading___Toc17_4290312538"/></text:h>
      <text:p text:style-name="P19">Se hará en dos pasos:</text:p>
      <text:list xml:id="list2662336657" text:style-name="L2">
        <text:list-item>
          <text:p text:style-name="P20">Hacer la configuración para un entorno de pruebas (WildFly). </text:p>
        </text:list-item>
        <text:list-item>
          <text:p text:style-name="P20">Una vez probado, la configuración se reproducirá en el servidor JBoss EAP.</text:p>
        </text:list-item>
      </text:list>
      <text:p text:style-name="P22"><text:span text:style-name="T5">Se elabora </text:span><text:span text:style-name="T6">el</text:span><text:span text:style-name="T5"> documento técnico </text:span><text:span text:style-name="T6">[documento] </text:span><text:span text:style-name="T5">explicando la configuración y el proceso sobre el servidor J</text:span><text:span text:style-name="T7">B</text:span><text:span text:style-name="T5">oss EAP.</text:span></text:p>
      <text:h text:style-name="P4" text:outline-level="1"><text:bookmark-start text:name="__RefHeading___Toc6_554296098"/>Entidades JPA<text:bookmark-end text:name="__RefHeading___Toc6_554296098"/></text:h>
      <text:p text:style-name="P8"/>
      <text:h text:style-name="P7" text:outline-level="1"><text:bookmark-start text:name="__RefHeading___Toc8_554296098"/>Repositorios con Panache<text:bookmark-end text:name="__RefHeading___Toc8_554296098"/></text:h>
      <text:p text:style-name="P26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1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2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5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6z1" style:family="text">
      <style:text-properties style:use-window-font-color="true" style:font-name="OpenSymbol1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2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7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8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1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2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/>
    </style:style>
    <style:style style:name="WW8Num1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 fo:background-color="#c0c0c0"/>
    </style:style>
    <style:style style:name="WW8Num18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2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style:font-name-complex="OpenSymbol2" style:font-family-complex="OpenSymbol, 'Arial Unicode MS'" style:font-charset-complex="x-symbol" fo:background-color="#c0c0c0"/>
    </style:style>
    <style:style style:name="WW8Num25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27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 fo:background-color="#c0c0c0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2" style:font-family-complex="OpenSymbol, 'Arial Unicode MS'" style:font-charset-complex="x-symbol" style:font-size-complex="11pt"/>
    </style:style>
    <style:style style:name="WW8Num40z1" style:family="text">
      <style:text-properties style:font-name="OpenSymbol2" fo:font-family="OpenSymbol, 'Arial Unicode MS'" style:font-charset="x-symbol" style:font-name-complex="OpenSymbol2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637bc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8pt" officeooo:rsid="001637bc" style:font-size-asian="8pt" style:font-name-complex="arial" style:font-size-complex="8pt"/>
    </style:style>
    <style:style style:name="MT4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3">PL</text:span><text:bookmark-start text:name="__DdeLink__5_4187537288"/><text:span text:style-name="MT4">-001_</text:span><text:bookmark-end text:name="__DdeLink__5_4187537288"/><text:span text:style-name="MT1">JPA_HIBERNATE</text:span><text:span text:style-name="MT4"> – <text:s/></text:span><text:span text:style-name="MT1">Plan de trabajo Persistencia JPA/Hibernate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3T19:33:51.387846018</meta:creation-date>
    <dc:date>2025-10-13T21:11:26.903102892</dc:date>
    <meta:print-date>1995-11-21T17:41:00</meta:print-date>
    <meta:editing-cycles>160</meta:editing-cycles>
    <meta:editing-duration>P1DT10M9S</meta:editing-duration>
    <meta:generator>LibreOffice/6.4.7.2$Linux_X86_64 LibreOffice_project/40$Build-2</meta:generator>
    <meta:document-statistic meta:table-count="2" meta:image-count="0" meta:object-count="0" meta:page-count="3" meta:paragraph-count="48" meta:word-count="187" meta:character-count="1300" meta:non-whitespace-character-count="1161"/>
  </office:meta>
</office:document-meta>
</file>